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objectwithoutfill">
      <style:graphic-properties svg:stroke-color="#80808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0.8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1.3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1.144cm"/>
    </style:style>
    <style:style style:name="gr8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1.243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normal" style:font-weight-asian="normal" style:font-weight-complex="normal"/>
    </style:style>
    <style:style style:name="T1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sub 58%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text-position="0% 100%"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b 58%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737cm" svg:y1="1.868cm" svg:x2="2.329cm" svg:y2="6.375cm" draw:start-shape="id1" draw:start-glue-point="0" draw:end-shape="id2" draw:end-glue-point="2" svg:d="m5737 1868-3408 4507">
          <text:p/>
        </draw:connector>
        <draw:connector draw:style-name="gr1" draw:text-style-name="P1" draw:layer="layout" draw:type="line" svg:x1="5.467cm" svg:y1="0.332cm" svg:x2="0.863cm" svg:y2="6.579cm" draw:start-shape="id1" draw:start-glue-point="3" draw:end-shape="id2" draw:end-glue-point="3" svg:d="m5467 332-4604 6247">
          <text:p/>
        </draw:connector>
        <draw:custom-shape draw:style-name="gr2" draw:text-style-name="P1" xml:id="id2" draw:id="id2" draw:layer="layout" svg:width="2.017cm" svg:height="2.168cm" draw:transform="rotate (0.959931088596881) translate (-0.025cm 5.957cm)">
          <text:p/>
          <draw:enhanced-geometry draw:glue-point-type="segments" draw:type="mso-spt100" draw:modifiers="-90 90.23121657985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1" draw:id="id1" draw:layer="layout" svg:width="2.204cm" svg:height="2.204cm" draw:transform="skewX (0.000523598775598279) rotate (-2.18166156499291) translate (6.369cm 0.965cm)">
          <text:p/>
          <draw:enhanced-geometry draw:mirror-horizontal="false" draw:mirror-vertical="false" draw:glue-point-type="segments" draw:type="mso-spt100" draw:modifiers="-90 87.75124043766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1" draw:text-style-name="P1" draw:layer="layout" draw:type="line" svg:x1="3.932cm" svg:y1="0.603cm" svg:x2="0.553cm" svg:y2="5.131cm" draw:start-shape="id1" draw:start-glue-point="2" draw:end-shape="id2" draw:end-glue-point="0" svg:d="m3932 603-3379 4528">
          <text:p/>
        </draw:connector>
        <draw:line draw:style-name="gr3" draw:text-style-name="P1" draw:layer="layout" svg:x1="4.802cm" svg:y1="1.226cm" svg:x2="5.942cm" svg:y2="1.226cm">
          <text:p/>
        </draw:line>
        <draw:line draw:style-name="gr3" draw:text-style-name="P1" draw:layer="layout" svg:x1="4.819cm" svg:y1="1.209cm" svg:x2="4.819cm" svg:y2="0.127cm">
          <text:p/>
        </draw:line>
        <draw:line draw:style-name="gr3" draw:text-style-name="P1" draw:layer="layout" svg:x1="4.819cm" svg:y1="1.226cm" svg:x2="5.803cm" svg:y2="0.561cm">
          <text:p/>
        </draw:line>
        <draw:line draw:style-name="gr4" draw:text-style-name="P1" draw:layer="layout" svg:x1="2.143cm" svg:y1="2.962cm" svg:x2="1.168cm" svg:y2="2.962cm">
          <text:p/>
        </draw:line>
        <draw:line draw:style-name="gr4" draw:text-style-name="P1" draw:layer="layout" svg:x1="2.161cm" svg:y1="2.945cm" svg:x2="2.161cm" svg:y2="1.718cm">
          <text:p/>
        </draw:line>
        <draw:line draw:style-name="gr4" draw:text-style-name="P1" draw:layer="layout" svg:x1="2.16cm" svg:y1="2.962cm" svg:x2="1.602cm" svg:y2="2.297cm">
          <text:p/>
        </draw:line>
        <draw:line draw:style-name="gr3" draw:text-style-name="P1" draw:layer="layout" svg:x1="1.458cm" svg:y1="5.759cm" svg:x2="2.598cm" svg:y2="5.759cm">
          <text:p/>
        </draw:line>
        <draw:line draw:style-name="gr3" draw:text-style-name="P1" draw:layer="layout" svg:x1="1.475cm" svg:y1="5.741cm" svg:x2="1.475cm" svg:y2="4.659cm">
          <text:p/>
        </draw:line>
        <draw:line draw:style-name="gr3" draw:text-style-name="P1" draw:layer="layout" svg:x1="1.475cm" svg:y1="5.758cm" svg:x2="2.459cm" svg:y2="5.093cm">
          <text:p/>
        </draw:line>
        <draw:frame draw:style-name="gr5" draw:text-style-name="P2" draw:layer="layout" svg:width="1.399cm" svg:height="1.38cm" svg:x="4.465cm" svg:y="1.144cm">
          <draw:text-box>
            <text:p><text:span text:style-name="T1">O</text:span><text:span text:style-name="T2">i</text:span></text:p>
          </draw:text-box>
        </draw:frame>
        <draw:frame draw:style-name="gr6" draw:text-style-name="P2" draw:layer="layout" svg:width="1.889cm" svg:height="1.38cm" svg:x="0.8cm" svg:y="5.6cm">
          <draw:text-box>
            <text:p><text:span text:style-name="T1">O</text:span><text:span text:style-name="T2">i-1</text:span></text:p>
          </draw:text-box>
        </draw:frame>
        <draw:frame draw:style-name="gr7" draw:text-style-name="P2" draw:layer="layout" svg:width="1.644cm" svg:height="1.38cm" svg:x="1.9cm" svg:y="2.8cm">
          <draw:text-box>
            <text:p><text:span text:style-name="T1">O</text:span><text:span text:style-name="T2">cp</text:span></text:p>
          </draw:text-box>
        </draw:frame>
        <draw:line draw:style-name="gr8" draw:text-style-name="P1" draw:layer="layout" svg:x1="4.784cm" svg:y1="1.215cm" svg:x2="2.325cm" svg:y2="2.951cm">
          <text:p/>
        </draw:line>
        <draw:frame draw:style-name="gr9" draw:text-style-name="P2" draw:layer="layout" svg:width="1.743cm" svg:height="1.087cm" draw:transform="rotate (0.610865238198015) translate (3.001cm 1.685cm)">
          <draw:text-box>
            <text:p><text:span text:style-name="T3">r</text:span><text:span text:style-name="T4">cp,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Arrowheads_20_2" draw:display-name="Arrowheads 2" svg:viewBox="0 0 3000 3000" svg:d="m1500 0 1500 3000h-3000zm0 447-1176 2353h235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6T11:01:03</meta:creation-date>
    <dc:date>2014-03-06T11:38:32</dc:date>
    <meta:editing-duration>PT6M9S</meta:editing-duration>
    <meta:editing-cycles>3</meta:editing-cycles>
    <meta:generator>LibreOffice/3.5$Linux_x86 LibreOffice_project/350m1$Build-2</meta:generator>
    <meta:document-statistic meta:object-count="19"/>
  </office:meta>
</office:document-meta>
</file>